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officeooo:rsid="00127a93" officeooo:paragraph-rsid="00127a93"/>
    </style:style>
    <style:style style:name="P2" style:family="paragraph" style:parent-style-name="Preformatted_20_Text">
      <style:text-properties officeooo:rsid="00139756" officeooo:paragraph-rsid="00139756"/>
    </style:style>
    <style:style style:name="P3" style:family="paragraph" style:parent-style-name="Preformatted_20_Text">
      <style:text-properties officeooo:paragraph-rsid="00139756"/>
    </style:style>
    <style:style style:name="P4" style:family="paragraph" style:parent-style-name="Standard">
      <style:text-properties officeooo:rsid="00127a93" officeooo:paragraph-rsid="00127a93"/>
    </style:style>
    <style:style style:name="P5" style:family="paragraph" style:parent-style-name="Standard">
      <style:text-properties officeooo:rsid="00127a93" officeooo:paragraph-rsid="00139756"/>
    </style:style>
    <style:style style:name="P6" style:family="paragraph" style:parent-style-name="Standard">
      <style:text-properties officeooo:rsid="00139756" officeooo:paragraph-rsid="00139756"/>
    </style:style>
    <style:style style:name="T1" style:family="text">
      <style:text-properties officeooo:rsid="001397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text:p>
      <text:p text:style-name="P4"><text:tab/></text:p>
      <text:p text:style-name="P4"><text:tab/>My interest in machine communication started in 1971 when I became involved with the ARPA Network activities at U.C.L.A. <text:s/>In Boelter Hall was a laboratory with a Sigma-7 computer and an IMP (Interface Message Processor), and making things happen there were Jon Postel and Ari Ollikainen (Manager ARPAnet Measurement Center). I was granted guest privileges and access. My activities were noticed by J.J. Vidal (brain computer interface researcher) and was immediately hired by U.C.L.A. half-time at $2.25/hour as a programmer/analyst. During this time I wrote Fortran IV programs utilizing virtual memory and net work sockets.</text:p>
      <text:p text:style-name="P4"/>
      <text:p text:style-name="P4">Network technologists are aware of the ISO 7-level chart as a way to characterize network activity.</text:p>
      <text:p text:style-name="P4">As the Circle of fifths is the glyph of music. The 7-level chart is the glyph of networking. I have spent many years meditating about machine communications.</text:p>
      <text:p text:style-name="P4"/>
      <text:p text:style-name="P4">For many years while operating as Goodall Software Engineering, I kept a research network comprised of a collection of heterogeneous hosts on my LAN. I had PC-type machines running Windows, FreeBSD, Netware, a Sun SparcStation, a MIPS workstation and others. My consulting work often had to do with creating and debugging communications facilities between disparate machines.</text:p>
      <text:p text:style-name="P4"/>
      <text:p text:style-name="P4">During my time working with Evergreen Systems, I wrote the system software for their CAPserver, a chassis with 19 computer boards. Used as a remote access server. I wrote the management software that monitored and controlled the boards in the system. One board was running Netware and was the management node, the others ran DOS or Windows as remote access hosts.</text:p>
      <text:p text:style-name="P4"/>
      <text:p text:style-name="P4">While working with Unix System V, I was fascinated with Streams and the transport level interface as well as the “unknown provider”.</text:p>
      <text:p text:style-name="P4"/>
      <text:p text:style-name="P4">Somewhere around 1991 with the advent of public access to the Internet, I began thinking about software designed to communicate. Sun Microsystems offering with ONC/RPC as well as their open sourcing of NFS sparked my desire to create something useful.</text:p>
      <text:p text:style-name="P4"/>
      <text:p text:style-name="P4">I started to visualize something I called the Virtual Protocol Adapter. It was not well enough defined to write a specification yet, but some things were obvious to me. It needed to communicate in all the ways I knew. I contacted Novell and requested a SAP identifier. I contacted Sun Microsystems and requested an RPC Program number. I contacted AINA and requested a Private Enterprise Number for SNMP.</text:p>
      <text:p text:style-name="P4"/>
      <text:p text:style-name="P4">The concept of the VPA continued to evolve. I knew it needed to respond to TCP/IP in order to communicate with servers and workstations as well as PC’s with TCP stacks. I knew it should be willing to serve up it’s internal status via SNMP to network management stations, as well as act as an SNMP peer.</text:p>
      <text:p text:style-name="P4"/>
      <text:p text:style-name="P4">My experiences with Microsoft, as a Microsoft Windows developer, and Tech-net Universal subscriber convinced me that Microsoft and Windows was not the direction for the future.</text:p>
      <text:p text:style-name="P4"/>
      <text:p text:style-name="P4">For <text:s/>a few years I focused on FreeBSD, version 3.11 appearing to be a stable platform to me. As the PC hardware evolved though, lack of driver support for contemporary machines caused me to consider Linux as a stable development platform.</text:p>
      <text:p text:style-name="P4"/>
      <text:p text:style-name="P4"><text:soft-page-break/>Over the next few years I tried various distributions including Red Hat Enterprise Server, CentOS, Scientific Linux, Oracle Unbreakable Linux, Ubuntu and ultimately Debian and LinuxMint. Finally I decided to focus on Linux Mint Debian Edition (LMDE 6 Faye) as my primary development platform.</text:p>
      <text:p text:style-name="P4"/>
      <text:p text:style-name="P4">Along the way I decided that JetBrains CLion C++ IDE was the right tool to support my software development and I purchased their ALL PRODUCTS LICENSE giving me access to all their tools.</text:p>
      <text:p text:style-name="P4"/>
      <text:p text:style-name="P4">During my employment at RMD Systems, I spent two years as Lead Software Engineer on the Autonomous Field Support <text:s/>Vehicle, a six legged robot. I wrote 100,000 lines of c++ code in support of that project, developed under Ubuntu using CLion as my c++ IDE. After that project I was granted use of many of the C++ classes I wrote for the robot, excluding the proprietary motion control core.</text:p>
      <text:p text:style-name="P4"/>
      <text:p text:style-name="P4">As I began work in earnest on an implementation of the Virtual Protocol Adapter I folded in many of the utility classes from the AFSV. Eventually looking at the VPA as a monolithic collection of dozens of classes became cumbersome and I started to look at folding the many classes into a framework that could become a linkable library, and speed up development. Hence the Multiware Framework was born.</text:p>
      <text:p text:style-name="P4"/>
      <text:p text:style-name="P4">As the VPA needs to act as a connection engine through many media types, the hosting Linux configuration started to become more complex. Here are some details.</text:p>
      <text:p text:style-name="P4"/>
      <text:p text:style-name="P4">One of the easiest methods of communicating with the VPA is to access it with a web browser.</text:p>
      <text:p text:style-name="P4">My web server of choice for Linux is Apache2. Once you have installed Apache2 using the “apt” command, there are subsequent configuration choices to make. The default web root of Apache2 is /var/www/html and the default cgi-bin is /usr/lib/cgi-bin. <text:s/>There is an option called “userdir” that allows Apache2 to have a personal web root for each user. This is accomplished by activating the userdir module via the “a2enmod userdir” command. Once this is accomplished, each user has a personal web root addressed with the URL <text:a xlink:type="simple" xlink:href="http://localhost/~doug/index.html" text:style-name="Internet_20_link" text:visited-style-name="Visited_20_Internet_20_Link">http://localhost/~doug/index.html</text:a> and within Apache this resolves to: /home/doug/public_html/index.html. In order to make CGI scripts work, other than in /usr/lib/cgi-bin, it is necessary to make further configuration changes.</text:p>
      <text:p text:style-name="P4"/>
      <text:p text:style-name="P5">Another way of communicating with the VPA is via a remote procedure call mechanism. As per many server interfaces this can be done by starting a daemon to listen for connections, or to utilize the Internet Super Server, inetd, or xinetd. With the xinetd solution, the server must be listed in the /etc/services file, and additional configuration must be done in /etc/xinetd where a config file associates a service with an executable, such that the xinet daemon spawns a server process when a request arrives for a specific port number.</text:p>
      <text:p text:style-name="P5"/>
      <text:p text:style-name="P5"><text:span text:style-name="T1">After a while, the overall configuration of Linux, the framework, and the VPA became somewhat complex. I implemented an environment class to detect the configuration of the machine and collect critical parameters about the environment that the framework and VPA would need to operate.</text:span></text:p>
      <text:p text:style-name="P5"/>
      <text:p text:style-name="P5"><text:span text:style-name="T1">I added a System V Shared Memory region to the framework and used a structure there to centrally collect the critical data. Before long the environment class constructor became</text:span> <text:span text:style-name="T1">complex as well.</text:span></text:p>
      <text:p text:style-name="P5"/>
      <text:p text:style-name="P5"><text:span text:style-name="T1">At this point it was obvious that some reorganization was necessary</text:span> <text:span text:style-name="T1">and the Multiware Framework was born.</text:span></text:p>
      <text:p text:style-name="P5"/>
      <text:p text:style-name="P5"><text:soft-page-break/><text:span text:style-name="T1">The multiware framework is a library containing the majority of the classes. The minimum multiware application looks like this:</text:span></text:p>
      <text:p text:style-name="P5"/>
      <text:p text:style-name="Preformatted_20_Text">#include “mwfw2.h”</text:p>
      <text:p text:style-name="Preformatted_20_Text">mwfw2 * gpMwfw;</text:p>
      <text:p text:style-name="Preformatted_20_Text">int main()</text:p>
      <text:p text:style-name="Preformatted_20_Text">{</text:p>
      <text:p text:style-name="Preformatted_20_Text"><text:tab/>gp<text:span text:style-name="T1">Mwfw </text:span>= new mwfw2(__FILE__, __FUNCTION__);<text:tab/></text:p>
      <text:p text:style-name="Preformatted_20_Text"><text:tab/><text:span text:style-name="T1">return EXIT_SUCCESS;</text:span></text:p>
      <text:p text:style-name="Preformatted_20_Text"><text:span text:style-name="T1">}</text:span> <text:s text:c="215"/></text:p>
      <text:p text:style-name="Preformatted_20_Text"/>
      <text:p text:style-name="P6">The mwfw2.h file also includes my std.h file that explicitly includes all the required headers used my the framework. It also includes stubs for each of the classes. A typical stub looks like this:</text:p>
      <text:p text:style-name="P6"/>
      <text:p text:style-name="P6">#ifndef gpSh <text:s text:c="61"/></text:p>
      <text:p text:style-name="P6">#include "shared.h" <text:s text:c="54"/></text:p>
      <text:p text:style-name="P6">extern shared* gpSh; <text:s text:c="53"/></text:p>
      <text:p text:style-name="P6">#endif <text:s text:c="67"/></text:p>
      <text:p text:style-name="P6"/>
      <text:p text:style-name="P6">Each stub includes the class’s header file and an extern for the class’s global instance pointer.</text:p>
      <text:p text:style-name="P6"/>
      <text:p text:style-name="P6">When you link in the linmwfw2.a library, the mwfw2 class, it provides the global instance pointers for all the classes, the the mwfw2 constructor does the required setup to instantiate each of the classes and thereby populate the global instance pointers. Once that is done, the features of the framework are immediately available like this.</text:p>
      <text:p text:style-name="P6"/>
      <text:p text:style-name="P3">#include “mwfw2.h”</text:p>
      <text:p text:style-name="P3">mwfw2 * gpMwfw;</text:p>
      <text:p text:style-name="P3">int main()</text:p>
      <text:p text:style-name="P3">{</text:p>
      <text:p text:style-name="P3"><text:tab/>gp<text:span text:style-name="T1">Mwfw </text:span>= new mwfw2(__FILE__, __FUNCTION__);<text:tab/></text:p>
      <text:p text:style-name="P3"/>
      <text:p text:style-name="P3"><text:tab/><text:span text:style-name="T1">int iSignature = gpSh→m_pShMemng→iSignature;</text:span></text:p>
      <text:p text:style-name="P3"/>
      <text:p text:style-name="P3"><text:tab/><text:span text:style-name="T1">std::cout &lt;&lt; “The shared signature is “ </text:span></text:p>
      <text:p text:style-name="P3"><text:span text:style-name="T1"><text:tab/><text:tab/> <text:s text:c="3"/>&lt;&lt; iSignature</text:span></text:p>
      <text:p text:style-name="P3"><text:tab/><text:tab/> <text:s text:c="3"/>&lt;&lt; <text:span text:style-name="T1">std::endl;</text:span></text:p>
      <text:p text:style-name="P3"/>
      <text:p text:style-name="P3"><text:tab/><text:span text:style-name="T1">return EXIT_SUCCESS;</text:span></text:p>
      <text:p text:style-name="P3"><text:span text:style-name="T1">}</text:span> <text:s text:c="215"/></text:p>
      <text:p text:style-name="P2"/>
      <text:p text:style-name="P6">You can see above that we include the framework header.</text:p>
      <text:p text:style-name="P6">Then we declare a global instance pointer to the framework in case we want to access the framework class members.</text:p>
      <text:p text:style-name="P6">Then we see the normal main entry point.</text:p>
      <text:p text:style-name="P6">In the body of the main we instantiate the framework. This causes the framework’s constructore to run and that instantiates the rest of the framework’s global instance pointers. <text:s/></text:p>
      <text:p text:style-name="P6">Following that is an example of how to access the shared memory structure via the gpSh instance pointer and the m_pShMemng pointer within to access the shared meory structure itself.</text:p>
      <text:p text:style-name="P6">The first item in the structure is the signature . We fetch the signature, then output it.</text:p>
      <text:p text:style-name="P6">Then we end the app in the approved POSIX mann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7a93" officeooo:paragraph-rsid="00127a9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On Multiware – About Goodall Multiware and the Virtual Protocol Adapter – August 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1T08:48:43.801268694</meta:creation-date>
    <dc:date>2025-08-21T11:53:31.930252103</dc:date>
    <meta:editing-duration>PT3H4M46S</meta:editing-duration>
    <meta:editing-cycles>3</meta:editing-cycles>
    <meta:generator>LibreOffice/7.4.7.2$Linux_X86_64 LibreOffice_project/40$Build-2</meta:generator>
    <meta:document-statistic meta:table-count="0" meta:image-count="0" meta:object-count="0" meta:page-count="3" meta:paragraph-count="58" meta:word-count="1379" meta:character-count="9145" meta:non-whitespace-character-count="7121"/>
  </office:meta>
</office:document-meta>
</file>